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FileInputStream.mark( int readli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File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ileInputStream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ileInputStream.op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zyFileInputStream.markSupp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File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ileInputStream.LazyFileInputStream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FileInputStream.read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ileInputStream.read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ileInputStream.LazyFileInputStream( FileDescriptor fd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leInputStream.LazyFileInputStrea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ileIn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File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